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3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3">
      <style:table-cell-properties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3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9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50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8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7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6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6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7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9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7">
            <text:p>違章建築拆除案件</text:p>
          </table:table-cell>
          <table:covered-table-cell table:number-columns-repeated="9"/>
          <table:table-cell table:number-columns-spanned="8" table:number-rows-spanned="1" table:style-name="ce69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4">
            <text:p>中華民國107年1月</text:p>
          </table:table-cell>
          <table:covered-table-cell table:number-columns-repeated="9"/>
          <table:table-cell office:value-type="string" table:number-columns-spanned="8" table:number-rows-spanned="1" table:style-name="ce72">
            <text:p><text:s text:c="5"/>January <text:s text:c="3"/>- 2018</text:p>
          </table:table-cell>
          <table:covered-table-cell table:number-columns-repeated="7"/>
          <table:table-cell table:number-columns-repeated="16366" table:style-name="ce1"/>
        </table:table-row>
        <table:table-row table:style-name="ro2">
          <table:table-cell office:value-type="string" table:number-columns-spanned="2" table:number-rows-spanned="1" table:style-name="ce71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70">
            <text:p><text:s text:c="2"/>Unit<text:span text:style-name="T1">：</text:span>Case</text:p>
          </table:table-cell>
          <table:covered-table-cell table:number-columns-repeated="3"/>
          <table:table-cell table:number-columns-repeated="16366" table:style-name="ce1"/>
        </table:table-row>
        <table:table-row table:style-name="ro3">
          <table:table-cell office:value-type="string" table:number-columns-spanned="2" table:number-rows-spanned="4" table:style-name="ce82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3">
            <text:p>總計</text:p>
          </table:table-cell>
          <table:covered-table-cell/>
          <table:table-cell office:value-type="string" table:number-columns-spanned="3" table:number-rows-spanned="2" table:style-name="ce77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5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6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9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8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84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85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85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85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85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6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85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9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9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85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9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9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7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9">
            <text:p>本年度累計至本月底</text:p>
            <text:p>移送法辦數</text:p>
          </table:table-cell>
          <table:table-cell office:value-type="string" table:number-columns-spanned="1" table:number-rows-spanned="2" table:style-name="ce88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62238" table:style-name="ce11">
            <text:p><text:s/>662,238<text:s/></text:p>
          </table:table-cell>
          <table:table-cell office:value-type="float" office:value="6184" table:style-name="ce12">
            <text:p><text:s/>6,184<text:s/></text:p>
          </table:table-cell>
          <table:table-cell office:value-type="float" office:value="46840" table:style-name="ce12">
            <text:p><text:s/>46,8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612089" table:style-name="ce12">
            <text:p><text:s/>612,089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5667" table:style-name="ce12">
            <text:p><text:s/>5,66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781" table:style-name="ce12">
            <text:p><text:s/>3,781<text:s/></text:p>
          </table:table-cell>
          <table:table-cell office:value-type="float" office:value="3309" table:style-name="ce12">
            <text:p><text:s/>3,309<text:s/></text:p>
          </table:table-cell>
          <table:table-cell office:value-type="float" office:value="472" table:style-name="ce12">
            <text:p><text:s/>472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7" table:style-name="ce12">
            <text:p><text:s/>17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82633" table:style-name="ce11">
            <text:p><text:s/>182,633<text:s/></text:p>
          </table:table-cell>
          <table:table-cell office:value-type="float" office:value="5272" table:style-name="ce12">
            <text:p><text:s/>5,27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1353" table:style-name="ce12">
            <text:p><text:s/>181,35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140" table:style-name="ce12">
            <text:p><text:s/>5,1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12" table:style-name="ce12">
            <text:p><text:s/>1,412<text:s/></text:p>
          </table:table-cell>
          <table:table-cell office:value-type="float" office:value="1280" table:style-name="ce12">
            <text:p><text:s/>1,280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6896" table:style-name="ce17">
            <text:p><text:s/>86,896<text:s/></text:p>
          </table:table-cell>
          <table:table-cell office:value-type="float" office:value="338" table:style-name="ce18">
            <text:p><text:s/>338<text:s/></text:p>
          </table:table-cell>
          <table:table-cell office:value-type="float" office:value="6552" table:style-name="ce18">
            <text:p><text:s/>6,552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79923" table:style-name="ce18">
            <text:p><text:s/>79,923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198" table:style-name="ce18">
            <text:p><text:s/>198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561" table:style-name="ce18">
            <text:p><text:s/>561<text:s/></text:p>
          </table:table-cell>
          <table:table-cell office:value-type="float" office:value="421" table:style-name="ce18">
            <text:p><text:s/>421<text:s/></text:p>
          </table:table-cell>
          <table:table-cell office:value-type="float" office:value="140" table:style-name="ce18">
            <text:p><text:s/>140<text:s/></text:p>
          </table:table-cell>
          <table:table-cell office:value-type="float" office:value="3" table:style-name="ce18">
            <text:p><text:s/>3<text:s/></text:p>
          </table:table-cell>
          <table:table-cell office:value-type="float" office:value="3" table:style-name="ce18">
            <text:p><text:s/>3<text:s/></text:p>
          </table:table-cell>
          <table:table-cell table:number-columns-repeated="2" table:style-name="ce19"/>
          <table:table-cell table:number-columns-repeated="16364" table:style-name="ce5"/>
        </table:table-row>
        <table:table-row table:style-name="ro5">
          <table:table-cell office:value-type="string" table:style-name="ce75">
            <text:p>桃園市</text:p>
          </table:table-cell>
          <table:table-cell office:value-type="string" table:style-name="ce76">
            <text:p>Taoyuan City</text:p>
          </table:table-cell>
          <table:table-cell office:value-type="float" office:value="62198" table:style-name="ce17">
            <text:p><text:s/>62,198<text:s/></text:p>
          </table:table-cell>
          <table:table-cell office:value-type="float" office:value="58" table:style-name="ce18">
            <text:p><text:s/>58<text:s/></text:p>
          </table:table-cell>
          <table:table-cell office:value-type="float" office:value="734" table:style-name="ce18">
            <text:p><text:s/>734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60917" table:style-name="ce18">
            <text:p><text:s/>60,917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55" table:style-name="ce18">
            <text:p><text:s/>55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550" table:style-name="ce18">
            <text:p><text:s/>550<text:s/></text:p>
          </table:table-cell>
          <table:table-cell office:value-type="float" office:value="547" table:style-name="ce18">
            <text:p><text:s/>547<text:s/></text:p>
          </table:table-cell>
          <table:table-cell office:value-type="float" office:value="3" table:style-name="ce18">
            <text:p><text:s/>3<text:s/></text:p>
          </table:table-cell>
          <table:table-cell office:value-type="float" office:value="10" table:style-name="ce18">
            <text:p><text:s/>10<text:s/></text:p>
          </table:table-cell>
          <table:table-cell office:value-type="float" office:value="10" table:style-name="ce18">
            <text:p><text:s/>10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9152" table:style-name="ce11">
            <text:p><text:s/>79,152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24588" table:style-name="ce12">
            <text:p><text:s/>24,5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54263" table:style-name="ce12">
            <text:p><text:s/>54,26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04" table:style-name="ce12">
            <text:p><text:s/>404<text:s/></text:p>
          </table:table-cell>
          <table:table-cell office:value-type="float" office:value="301" table:style-name="ce12">
            <text:p><text:s/>301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9555" table:style-name="ce11">
            <text:p><text:s/>29,55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704" table:style-name="ce12">
            <text:p><text:s/>25,70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42" table:style-name="ce12">
            <text:p><text:s/>242<text:s/></text:p>
          </table:table-cell>
          <table:table-cell office:value-type="float" office:value="242" table:style-name="ce12">
            <text:p><text:s/>24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203" table:style-name="ce11">
            <text:p><text:s/>122,203<text:s/></text:p>
          </table:table-cell>
          <table:table-cell office:value-type="float" office:value="225" table:style-name="ce12">
            <text:p><text:s/>225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122075" table:style-name="ce12">
            <text:p><text:s/>122,07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5" table:style-name="ce12">
            <text:p><text:s/>16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1" table:style-name="ce12">
            <text:p><text:s/>151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6181" table:style-name="ce11">
            <text:p><text:s/>96,181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10862" table:style-name="ce12">
            <text:p><text:s/>10,8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4925" table:style-name="ce12">
            <text:p><text:s/>84,925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" table:style-name="ce12">
            <text:p><text:s/>451<text:s/></text:p>
          </table:table-cell>
          <table:table-cell office:value-type="float" office:value="394" table:style-name="ce12">
            <text:p><text:s/>394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50" table:style-name="ce16">
            <text:p><text:s/>3,550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866" table:style-name="ce15">
            <text:p><text:s/>1,86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" table:style-name="ce15">
            <text:p><text:s/>2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" table:style-name="ce15">
            <text:p><text:s/>34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424" table:style-name="ce16">
            <text:p><text:s/>7,424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281" table:style-name="ce15">
            <text:p><text:s/>6,28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3049" table:style-name="ce16">
            <text:p><text:s/>3,049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035" table:style-name="ce15">
            <text:p><text:s/>3,0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4" table:style-name="ce15">
            <text:p><text:s/>14<text:s/></text:p>
          </table:table-cell>
          <table:table-cell office:value-type="float" office:value="14" table:style-name="ce15">
            <text:p><text:s/>1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44" table:style-name="ce16">
            <text:p><text:s/>7,244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933" table:style-name="ce15">
            <text:p><text:s/>6,933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2" table:style-name="ce15">
            <text:p><text:s/>72<text:s/></text:p>
          </table:table-cell>
          <table:table-cell office:value-type="float" office:value="72" table:style-name="ce15">
            <text:p><text:s/>7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727" table:style-name="ce16">
            <text:p><text:s/>2,727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593" table:style-name="ce15">
            <text:p><text:s/>2,59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279" table:style-name="ce16">
            <text:p><text:s/>3,27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093" table:style-name="ce15">
            <text:p><text:s/>2,09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69" table:style-name="ce15">
            <text:p><text:s/>1,16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" table:style-name="ce15">
            <text:p><text:s/>17<text:s/></text:p>
          </table:table-cell>
          <table:table-cell office:value-type="float" office:value="17" table:style-name="ce15">
            <text:p><text:s/>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4229" table:style-name="ce16">
            <text:p><text:s/>4,22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827" table:style-name="ce15">
            <text:p><text:s/>3,82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5" table:style-name="ce15">
            <text:p><text:s/>45<text:s/></text:p>
          </table:table-cell>
          <table:table-cell office:value-type="float" office:value="45" table:style-name="ce15">
            <text:p><text:s/>4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849" table:style-name="ce16">
            <text:p><text:s/>14,849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965" table:style-name="ce15">
            <text:p><text:s/>13,96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6" table:style-name="ce15">
            <text:p><text:s/>56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338" table:style-name="ce16">
            <text:p><text:s/>1,338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27" table:style-name="ce15">
            <text:p><text:s/>1,32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72" table:style-name="ce16">
            <text:p><text:s/>2,872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67" table:style-name="ce15">
            <text:p><text:s/>2,86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8" table:style-name="ce15">
            <text:p><text:s/>8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507" table:style-name="ce16">
            <text:p><text:s/>18,507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545" table:style-name="ce15">
            <text:p><text:s/>17,54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10621" table:style-name="ce16">
            <text:p><text:s/>10,621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548" table:style-name="ce15">
            <text:p><text:s/>10,54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6" table:style-name="ce15">
            <text:p><text:s/>76<text:s/></text:p>
          </table:table-cell>
          <table:table-cell office:value-type="float" office:value="73" table:style-name="ce15">
            <text:p><text:s/>73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88" table:style-name="ce16">
            <text:p><text:s/>16,48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965" table:style-name="ce15">
            <text:p><text:s/>12,96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420" table:style-name="ce11">
            <text:p><text:s/>3,4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929" table:style-name="ce12">
            <text:p><text:s/>2,9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831" table:style-name="ce13">
            <text:p><text:s/>2,8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821" table:style-name="ce14">
            <text:p><text:s/>2,8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9" table:style-name="ce13">
            <text:p><text:s/>58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8" table:style-name="ce14">
            <text:p><text:s/>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40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7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3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8-03-01T07:03:43Z</dc:date>
    <meta:print-date>2016-05-30T02:21:08Z</meta:print-date>
  </office:meta>
</office:document-meta>
</file>